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7-04-max_L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rrMatrixCod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PixelSum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 ERROR MATRIX (pixel coun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 Re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Classifi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 AREA BASED ERROR MATRI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 Re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Classifi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9044</text:p>
          </table:table-cell>
          <table:table-cell office:value-type="string" calcext:value-type="string">
            <text:p>0.0054</text:p>
          </table:table-cell>
          <table:table-cell office:value-type="string" calcext:value-type="string">
            <text:p>1684541700.0000</text:p>
          </table:table-cell>
          <table:table-cell office:value-type="string" calcext:value-type="string">
            <text:p>0.9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877</text:p>
          </table:table-cell>
          <table:table-cell office:value-type="string" calcext:value-type="string">
            <text:p>166996800.0000</text:p>
          </table:table-cell>
          <table:table-cell office:value-type="string" calcext:value-type="string">
            <text:p>0.090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0.9069 </text:p>
          </table:table-cell>
          <table:table-cell office:value-type="string" calcext:value-type="string">
            <text:p>0.0931 </text:p>
          </table:table-cell>
          <table:table-cell office:value-type="string" calcext:value-type="string">
            <text:p>1851538500.0000 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679218801" calcext:value-type="float">
            <text:p>1679218801</text:p>
          </table:table-cell>
          <table:table-cell office:value-type="float" office:value="172319699" calcext:value-type="float">
            <text:p>172319699</text:p>
          </table:table-cell>
          <table:table-cell office:value-type="float" office:value="1851538500" calcext:value-type="float">
            <text:p>185153850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0.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area</text:p>
          </table:table-cell>
          <table:table-cell table:number-columns-repeated="2" office:value-type="float" office:value="10556884" calcext:value-type="float">
            <text:p>10556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% CI area</text:p>
          </table:table-cell>
          <table:table-cell table:number-columns-repeated="2" office:value-type="float" office:value="20691492" calcext:value-type="float">
            <text:p>20691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 <text:s/>[%]</text:p>
          </table:table-cell>
          <table:table-cell office:value-type="string" calcext:value-type="string">
            <text:p>99.7199</text:p>
          </table:table-cell>
          <table:table-cell office:value-type="string" calcext:value-type="string">
            <text:p>94.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 <text:s/>[%]</text:p>
          </table:table-cell>
          <table:table-cell office:value-type="string" calcext:value-type="string">
            <text:p>99.4048</text:p>
          </table:table-cell>
          <table:table-cell office:value-type="string" calcext:value-type="string">
            <text:p>97.1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pa hat</text:p>
          </table:table-cell>
          <table:table-cell office:value-type="string" calcext:value-type="string">
            <text:p>0.9360</text:p>
          </table:table-cell>
          <table:table-cell office:value-type="string" calcext:value-type="string">
            <text:p>0.968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verall accuracy [%] = 99.2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pa hat classification = 0.952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ea unit = metre^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 = standard e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 = confidence interv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 = producer's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 = user's accuracy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Error Matrix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Overall Accuracy</text:p>
          </table:table-cell>
          <table:table-cell table:formula="of:=ROUND((([.B10]+[.C11])/[.D12])*100;2)" office:value-type="float" office:value="98.74" calcext:value-type="float">
            <text:p>98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’s Accuracy (Water)</text:p>
          </table:table-cell>
          <table:table-cell table:formula="of:=ROUND(([.C11]/[.D11])*100;2)" office:value-type="float" office:value="97.18" calcext:value-type="float">
            <text:p>97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er Accuracy (Water)</text:p>
          </table:table-cell>
          <table:table-cell table:formula="of:=ROUND(([.C11]/[.C12])*100;2)" office:value-type="float" office:value="98.57" calcext:value-type="float">
            <text:p>98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’s Accuracy (Land)</text:p>
          </table:table-cell>
          <table:table-cell table:formula="of:=ROUND(([.B10]/[.D10])*100;2)" office:value-type="float" office:value="99.4" calcext:value-type="float">
            <text:p>9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er’s Accuracy (Land)</text:p>
          </table:table-cell>
          <table:table-cell table:formula="of:=ROUND(([.B10]/[.B12])*100;2)" office:value-type="float" office:value="98.82" calcext:value-type="float">
            <text:p>98,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6:16:29.3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6:16:36.145000000</dc:date>
    <meta:editing-duration>PT6S</meta:editing-duration>
    <meta:editing-cycles>1</meta:editing-cycles>
    <meta:document-statistic meta:table-count="1" meta:cell-count="99" meta:object-count="0"/>
  </office:meta>
</office:document-meta>
</file>